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fo:font-size="7pt" style:font-size-asian="7pt" style:font-size-complex="7pt"/>
    </style:style>
    <style:style style:name="P3" style:family="paragraph" style:parent-style-name="Text_20_body">
      <style:text-properties fo:font-size="10pt" style:font-size-asian="8.75pt" style:font-size-complex="10pt"/>
    </style:style>
    <style:style style:name="P4" style:family="paragraph" style:parent-style-name="Heading_20_2">
      <style:text-properties fo:font-size="15pt" style:font-size-asian="15pt" style:font-size-complex="15pt"/>
    </style:style>
    <style:style style:name="P5" style:family="paragraph" style:parent-style-name="Heading_20_1">
      <style:text-properties fo:font-size="15pt" style:font-size-asian="15pt" style:font-size-complex="15pt"/>
    </style:style>
    <style:style style:name="P6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I im MyCoRe Viewer</text:h>
      <text:h text:style-name="P5" text:outline-level="1">Wie werden TEI-Dateien im Derivat abgelegt ?</text:h>
      <text:h text:style-name="P4" text:outline-level="2">TEI Struktur</text:h>
      <text:p text:style-name="Text_20_body">Für jedes Bild kann es eine passende Transkription und mehre Übersetzungen geben. Die Transkriptionen und Übersetzungen werden seitenweise abgelegt.</text:p>
      <text:p text:style-name="Text_20_body">TEI erlaubt Anpassungen ähnlich wie METS-Profile, dafür gibt es eine Webanwendung zum anpassen der „Profile“ (<text:a xlink:type="simple" xlink:href="http://www.tei-c.org/Roma/" text:style-name="Internet_20_link" text:visited-style-name="Visited_20_Internet_20_Link">http://www.tei-c.org/Roma/</text:a>).</text:p>
      <text:p text:style-name="Text_20_body">Für das Archiv in Jena verwenden wir folgendes Profil: <text:a xlink:type="simple" xlink:href="http://svn.thulb.uni-jena.de/repos/maven-projects/tei-webservice/trunk/src/main/resources/xml/mcrtranscr.xml" text:style-name="Internet_20_link" text:visited-style-name="Visited_20_Internet_20_Link">http://svn.thulb.uni-jena.de/repos/maven-projects/tei-webservice/trunk/src/main/resources/xml/mcrtranscr.xml</text:a></text:p>
      <text:p text:style-name="Text_20_body">Mit diesen Profil haben wir eine XSD-Datei erstellt und dazu ein passendes .xsl Stylesheet geschrieben. (in MyCoRe mycore-coma/src/main/resources/xsd &amp; mycore-coma/src/main/resources/xsl/TEI-html.xsl)</text:p>
      <text:p text:style-name="Text_20_body">Die TEI-Dateien werden über das MCRDerivateContentTransformerServlet zu HTML transformiert und ausgeliefert. Der Viewer ruft die XML-Datei standardmäßig mit den Parametern ?XSL.Style=html auf. Der Style kann über den Viewer Parameter teiStylesheet konfiguriert werden.</text:p>
      <text:p text:style-name="P6">Verzeichnisstruktur</text:p>
      <text:p text:style-name="Text_20_body">Wenn die TEI-Dateien von MyCoRe verwaltet werden, dann ist die Verzeichnisstruktur ähnlich wie bei ALTO. </text:p>
      <text:p text:style-name="Text_20_body">Bsp. 1</text:p>
      <text:p text:style-name="Preformatted_20_Text">Derivat_00000001</text:p>
      <text:p text:style-name="Preformatted_20_Text"><text:tab/>Ordner1</text:p>
      <text:p text:style-name="Preformatted_20_Text"><text:tab/><text:tab/>Datei1.Tiff</text:p>
      <text:p text:style-name="Preformatted_20_Text"><text:tab/><text:tab/>Datei2.Tiff</text:p>
      <text:p text:style-name="Preformatted_20_Text"><text:tab/><text:tab/>Datei3.Tiff</text:p>
      <text:p text:style-name="Preformatted_20_Text"><text:tab/>Datei4.Tiff</text:p>
      <text:p text:style-name="Preformatted_20_Text"><text:tab/>Datei5.Tiff</text:p>
      <text:p text:style-name="Preformatted_20_Text"/>
      <text:p text:style-name="Text_20_body">Die zugehörigen Transkriptionen müssen so abgelegt werden:</text:p>
      <text:p text:style-name="Text_20_body">Bsp. 2</text:p>
      <text:p text:style-name="Preformatted_20_Text">Derivat_00000001</text:p>
      <text:p text:style-name="Preformatted_20_Text"><text:tab/>[Dateien aus Bsp. 1]</text:p>
      <text:p text:style-name="Preformatted_20_Text"><text:tab/>tei</text:p>
      <text:p text:style-name="Preformatted_20_Text"><text:tab/><text:tab/>transcription</text:p>
      <text:p text:style-name="Preformatted_20_Text"><text:tab/><text:tab/><text:tab/>Ordner1</text:p>
      <text:p text:style-name="Preformatted_20_Text"><text:tab/><text:tab/><text:tab/><text:tab/>Datei1.xml</text:p>
      <text:p text:style-name="Preformatted_20_Text"><text:tab/><text:tab/><text:tab/><text:tab/>Datei2.xml</text:p>
      <text:p text:style-name="Preformatted_20_Text"><text:tab/><text:tab/><text:tab/><text:tab/>Datei3.xml</text:p>
      <text:p text:style-name="Preformatted_20_Text"><text:tab/><text:tab/><text:tab/>Datei4.xml</text:p>
      <text:p text:style-name="Preformatted_20_Text"><text:tab/><text:tab/><text:tab/>Datei5.xml</text:p>
      <text:p text:style-name="Preformatted_20_Text"/>
      <text:p text:style-name="Text_20_body">Übersetzungen müssen folgendermaßen abgelegt werden:</text:p>
      <text:p text:style-name="Text_20_body">Bsp. 3</text:p>
      <text:p text:style-name="Preformatted_20_Text"><text:soft-page-break/>Derivat_00000001</text:p>
      <text:p text:style-name="Preformatted_20_Text"><text:tab/>[Dateien aus Bsp. 1]</text:p>
      <text:p text:style-name="Preformatted_20_Text"><text:tab/>tei</text:p>
      <text:p text:style-name="Preformatted_20_Text"><text:tab/><text:tab/>translation.de</text:p>
      <text:p text:style-name="Preformatted_20_Text"><text:tab/><text:tab/><text:tab/>Ordner1</text:p>
      <text:p text:style-name="Preformatted_20_Text"><text:tab/><text:tab/><text:tab/><text:tab/>Datei1.xml</text:p>
      <text:p text:style-name="Preformatted_20_Text"><text:tab/><text:tab/><text:tab/><text:tab/>Datei2.xml</text:p>
      <text:p text:style-name="Preformatted_20_Text"><text:tab/><text:tab/><text:tab/><text:tab/>Datei3.xml</text:p>
      <text:p text:style-name="Preformatted_20_Text"><text:tab/><text:tab/><text:tab/>Datei4.xml</text:p>
      <text:p text:style-name="Preformatted_20_Text"><text:tab/><text:tab/><text:tab/>Datei5.xml</text:p>
      <text:p text:style-name="Preformatted_20_Text"/>
      <text:p text:style-name="Preformatted_20_Text"/>
      <text:h text:style-name="P5" text:outline-level="1">Wie werden TEI-Dateien in die mets.xml eingetragen ?</text:h>
      <text:p text:style-name="Text_20_body">Transcriptionen:</text:p>
      <text:p text:style-name="Preformatted_20_Text">&lt;mets:fileGrp USE="TRANSCRIPTION"&gt; </text:p>
      <text:p text:style-name="Preformatted_20_Text"><text:tab/>&lt;mets:file ID="transcription_1" MIMETYPE="text/xml"&gt; </text:p>
      <text:p text:style-name="Preformatted_20_Text"><text:tab/>&lt;mets:FLocat LOCTYPE="URL" xlink:href="tei/transcription/1.xml" /&gt; </text:p>
      <text:p text:style-name="Preformatted_20_Text">&lt;/mets:file&gt; </text:p>
      <text:p text:style-name="Text_20_body"/>
      <text:p text:style-name="Text_20_body">Übersetzungen:</text:p>
      <text:p text:style-name="Preformatted_20_Text">&lt;mets:fileGrp USE="TRANSLATION<text:span text:style-name="T2">_</text:span><text:span text:style-name="T2">DE</text:span>"&gt; </text:p>
      <text:p text:style-name="Preformatted_20_Text"><text:tab/>&lt;mets:file ID="translation_1 MIMETYPE="text/xml"&gt; </text:p>
      <text:p text:style-name="Preformatted_20_Text"><text:tab/>&lt;mets:FLocat xmlns:xlink="http://www.w3.org/1999/xlink" LOCTYPE="URL" xlink:href="tei/translation.de/1.xml" /&gt; </text:p>
      <text:p text:style-name="Preformatted_20_Text">&lt;/mets:file&gt; </text:p>
      <text:p text:style-name="Preformatted_20_Text"/>
      <text:p text:style-name="Text_20_body">Sprache wird aktuell aus dem href bezogen → translation.de <text:span text:style-name="T2">[ Wird in Zukunft aus USE gelesen ]</text:span></text:p>
      <text:p text:style-name="Text_20_body">Zuweisung zu den Bildern:</text:p>
      <text:p text:style-name="Preformatted_20_Text">&lt;mets:div ID="phys_xyz" TYPE="page"&gt; </text:p>
      <text:p text:style-name="Preformatted_20_Text"><text:tab/>&lt;mets:fptr FILEID="master_1" /&gt; </text:p>
      <text:p text:style-name="Preformatted_20_Text"><text:tab/>&lt;mets:fptr FILEID="transcription_1" /&gt; </text:p>
      <text:p text:style-name="Preformatted_20_Text"><text:tab/>&lt;mets:fptr FILEID="translation_1" /&gt; </text:p>
      <text:p text:style-name="Preformatted_20_Text">&lt;/mets:div&gt; </text:p>
      <text:p text:style-name="Preformatted_20_Text"/>
      <text:h text:style-name="Heading_20_2" text:outline-level="2">Beispiele</text:h>
      <text:p text:style-name="Text_20_body"><text:a xlink:type="simple" xlink:href="https://archive.thulb.uni-jena.de/staatsarchive/rsc/viewer/stat_derivate_00009721/ThHStAW%20Reg.%20N%20821%20Bl.%2057r-58v_tif/ThHStAW_EGA_Reg.N821Bl.57r.tif" text:style-name="Internet_20_link" text:visited-style-name="Visited_20_Internet_20_Link">Dokument mit Transkription und Übersetzungen MyCoRe-TEI-Stylesheet</text:a></text:p>
      <text:p text:style-name="Text_20_body"><text:span text:style-name="T1">(</text:span><text:a xlink:type="simple" xlink:href="https://archive.thulb.uni-jena.de/staatsarchive/rsc/viewer/stat_derivate_00009721/ThHStAW%20Reg.%20N%20821%20Bl.%2057r-58v_tif/ThHStAW_EGA_Reg.N821Bl.57r.tif" text:style-name="Internet_20_link" text:visited-style-name="Visited_20_Internet_20_Link"><text:span text:style-name="T1">https://archive.thulb.uni-jena.de/staatsarchive/rsc/viewer/stat_derivate_00009721/ThHStAW%20Reg.%20N%20821%20Bl.%2057r-58v_tif/ThHStAW_EGA_Reg.N821Bl.57r.tif</text:span></text:a><text:span text:style-name="T1">)</text:span></text:p>
      <text:p text:style-name="Text_20_body"><text:a xlink:type="simple" xlink:href="https://archive.thulb.uni-jena.de/hisbest/rsc/viewer/HisBest_derivate_00017457/PK16_56_0007.tif" text:style-name="Internet_20_link" text:visited-style-name="Visited_20_Internet_20_Link">Dokument mit Transkription und angepassten XSL-Stylesheet</text:a></text:p>
      <text:p text:style-name="P2">(<text:a xlink:type="simple" xlink:href="https://archive.thulb.uni-jena.de/hisbest/rsc/viewer/HisBest_derivate_00017457/PK16_56_0007.tif" text:style-name="Internet_20_link" text:visited-style-name="Visited_20_Internet_20_Link">https://archive.thulb.uni-jena.de/hisbest/rsc/viewer/HisBest_derivate_00017457/PK16_56_0007.tif</text:a>)</text:p>
      <text:p text:style-name="P3"><text:a xlink:type="simple" xlink:href="http://svn.thulb.uni-jena.de/repos/maven-projects/tei-webservice/trunk/src/main/java/de/fsu/tei/TEISplitter.java" text:style-name="Internet_20_link" text:visited-style-name="Visited_20_Internet_20_Link">TEI Splitter</text:a></text:p>
      <text:p text:style-name="P3"><text:span text:style-name="T1">(</text:span><text:a xlink:type="simple" xlink:href="http://svn.thulb.uni-jena.de/repos/maven-projects/tei-webservice/trunk/src/main/java/de/fsu/tei/TEISplitter.java" text:style-name="Internet_20_link" text:visited-style-name="Visited_20_Internet_20_Link"><text:span text:style-name="T1">http://svn.thulb.uni-jena.de/repos/maven-projects/tei-webservice/trunk/src/main/java/de/fsu/tei/TEISplitter.java</text:span></text:a><text:span text:style-name="T1">)</text:span></text:p>
      <text:p text:style-name="P3"><text:a xlink:type="simple" xlink:href="http://svn.thulb.uni-jena.de/repos/maven-projects/collections/collections-module/src/main/java/de/uni_jena/thulb/archive/iview2/ArchiveViewerConfigurationStrategy.java" text:style-name="Internet_20_link" text:visited-style-name="Visited_20_Internet_20_Link">ConfigurationStrategy</text:a></text:p>
      <text:p text:style-name="P1">(<text:a xlink:type="simple" xlink:href="http://svn.thulb.uni-jena.de/repos/maven-projects/collections/collections-module/src/main/java/de/uni_jena/thulb/archive/iview2/ArchiveViewerConfigurationStrategy.java" text:style-name="Internet_20_link" text:visited-style-name="Visited_20_Internet_20_Link">http://svn.thulb.uni-jena.de/repos/maven-projects/collections/collections-module/src/main/java/de/uni_jena/thulb/archive/iview2/ArchiveViewerConfigurationStrategy.java</text:a>)</text:p>
      <text:p text:style-name="P1"/>
      <text:p text:style-name="P2"/>
      <text:p text:style-name="Text_20_body">TODO:</text:p>
      <text:p text:style-name="Text_20_body"><text:soft-page-break/>- Beispiel erstellen mit Testdaten (wrsb)</text:p>
      <text:p text:style-name="Text_20_body">- MCRViewerConfigurationStrategy dokumentieren</text:p>
      <text:p text:style-name="Text_20_body">- Mets Translation Gruppe aufteilen auf TRANSLATION_$Sprache</text:p>
      <text:p text:style-name="Text_20_body">[ IIIFPresentation Dokumentieren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  <style:text-properties style:font-name="Roboto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7pt" style:font-name-asian="Courier New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8T09:44:44.238984000</meta:creation-date>
    <dc:date>2017-05-18T16:25:23.721227000</dc:date>
    <meta:editing-duration>PT5H8M28S</meta:editing-duration>
    <meta:editing-cycles>5</meta:editing-cycles>
    <meta:generator>OpenOffice/4.1.3$Win32 OpenOffice.org_project/413m1$Build-9783</meta:generator>
    <meta:print-date>2017-05-18T13:33:07.723228000</meta:print-date>
    <meta:document-statistic meta:table-count="0" meta:image-count="0" meta:object-count="0" meta:page-count="3" meta:paragraph-count="74" meta:word-count="283" meta:character-count="3234"/>
  </office:meta>
</office:document-meta>
</file>